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9.45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test_all_ds_all_location_lstm_metrics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 0.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 0.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 0.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 0.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 0.7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B 0.7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D 0.7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G 0.7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J 0.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office:value-type="float" office:value="0.06396484375" calcext:value-type="float">
            <text:p>0.06396484375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02099609375" calcext:value-type="float">
            <text:p>0.0209960937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90966796875" calcext:value-type="float">
            <text:p>0.9096679687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0.00927734375" calcext:value-type="float">
            <text:p>0.00927734375</text:p>
          </table:table-cell>
          <table:table-cell office:value-type="float" office:value="0.90966796875" calcext:value-type="float">
            <text:p>0.90966796875</text:p>
          </table:table-cell>
          <table:table-cell office:value-type="float" office:value="0.26611328125" calcext:value-type="float">
            <text:p>0.2661132812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10986328125" calcext:value-type="float">
            <text:p>0.1098632812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06396484375" calcext:value-type="float">
            <text:p>0.06396484375</text:p>
          </table:table-cell>
          <table:table-cell office:value-type="float" office:value="-1" calcext:value-type="float">
            <text:p>-1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06396484375" calcext:value-type="float">
            <text:p>0.0639648437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5693359375" calcext:value-type="float">
            <text:p>0.569335937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10986328125" calcext:value-type="float">
            <text:p>0.10986328125</text:p>
          </table:table-cell>
          <table:table-cell office:value-type="float" office:value="0.06396484375" calcext:value-type="float">
            <text:p>0.06396484375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0.05224609375" calcext:value-type="float">
            <text:p>0.0522460937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6220703125" calcext:value-type="float">
            <text:p>0.6220703125</text:p>
          </table:table-cell>
        </table:table-row>
        <table:table-row table:style-name="ro1">
          <table:table-cell office:value-type="string" calcext:value-type="string">
            <text:p>G 0.7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-1" calcext:value-type="float">
            <text:p>-1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0.5693359375" calcext:value-type="float">
            <text:p>0.569335937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0771484375" calcext:value-type="float">
            <text:p>0.0771484375</text:p>
          </table:table-cell>
          <table:table-cell office:value-type="float" office:value="0.04248046875" calcext:value-type="float">
            <text:p>0.0424804687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0.04248046875" calcext:value-type="float">
            <text:p>0.04248046875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33935546875" calcext:value-type="float">
            <text:p>0.3393554687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-1" calcext:value-type="float">
            <text:p>-1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01220703125" calcext:value-type="float">
            <text:p>0.0122070312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1" calcext:value-type="float">
            <text:p>1</text:p>
          </table:table-cell>
          <table:table-cell office:value-type="float" office:value="0.85009765625" calcext:value-type="float">
            <text:p>0.8500976562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90966796875" calcext:value-type="float">
            <text:p>0.9096679687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09228515625" calcext:value-type="float">
            <text:p>0.09228515625</text:p>
          </table:table-cell>
          <table:table-cell office:value-type="float" office:value="0.5693359375" calcext:value-type="float">
            <text:p>0.5693359375</text:p>
          </table:table-cell>
          <table:table-cell office:value-type="float" office:value="0.2333984375" calcext:value-type="float">
            <text:p>0.2333984375</text:p>
          </table:table-cell>
        </table:table-row>
        <table:table-row table:style-name="ro1">
          <table:table-cell office:value-type="string" calcext:value-type="string">
            <text:p>N 0.7</text:p>
          </table:table-cell>
          <table:table-cell office:value-type="float" office:value="0.7333984375" calcext:value-type="float">
            <text:p>0.7333984375</text:p>
          </table:table-cell>
          <table:table-cell table:number-columns-repeated="2" office:value-type="float" office:value="0.2333984375" calcext:value-type="float">
            <text:p>0.233398437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-1" calcext:value-type="float">
            <text:p>-1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01220703125" calcext:value-type="float">
            <text:p>0.01220703125</text:p>
          </table:table-cell>
          <table:table-cell office:value-type="float" office:value="0.5185546875" calcext:value-type="float">
            <text:p>0.5185546875</text:p>
          </table:table-cell>
          <table:table-cell table:number-columns-repeated="2" office:value-type="float" office:value="0.4697265625" calcext:value-type="float">
            <text:p>0.469726562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06396484375" calcext:value-type="float">
            <text:p>0.06396484375</text:p>
          </table:table-cell>
          <table:table-cell office:value-type="float" office:value="0.02099609375" calcext:value-type="float">
            <text:p>0.02099609375</text:p>
          </table:table-cell>
          <table:table-cell office:value-type="float" office:value="0.9697265625" calcext:value-type="float">
            <text:p>0.9697265625</text:p>
          </table:table-cell>
          <table:table-cell table:number-columns-repeated="2" office:value-type="float" office:value="0.1513671875" calcext:value-type="float">
            <text:p>0.1513671875</text:p>
          </table:table-cell>
          <table:table-cell office:value-type="float" office:value="0.09228515625" calcext:value-type="float">
            <text:p>0.0922851562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06396484375" calcext:value-type="float">
            <text:p>0.0639648437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-1" calcext:value-type="float">
            <text:p>-1</text:p>
          </table:table-cell>
          <table:table-cell office:value-type="float" office:value="0.10986328125" calcext:value-type="float">
            <text:p>0.10986328125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5693359375" calcext:value-type="float">
            <text:p>0.5693359375</text:p>
          </table:table-cell>
          <table:table-cell office:value-type="float" office:value="0.33935546875" calcext:value-type="float">
            <text:p>0.3393554687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85009765625" calcext:value-type="float">
            <text:p>0.85009765625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0.04248046875" calcext:value-type="float">
            <text:p>0.0424804687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26611328125" calcext:value-type="float">
            <text:p>0.26611328125</text:p>
          </table:table-cell>
        </table:table-row>
        <table:table-row table:style-name="ro1">
          <table:table-cell office:value-type="string" calcext:value-type="string">
            <text:p>T 0.7</text:p>
          </table:table-cell>
          <table:table-cell table:style-name="ce2" office:value-type="float" office:value="0.02099609375" calcext:value-type="float">
            <text:p>0.0209960937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0.01220703125" calcext:value-type="float">
            <text:p>0.01220703125</text:p>
          </table:table-cell>
          <table:table-cell table:style-name="ce2" office:value-type="float" office:value="0.01220703125" calcext:value-type="float">
            <text:p>0.01220703125</text:p>
          </table:table-cell>
          <table:table-cell office:value-type="float" office:value="0.10986328125" calcext:value-type="float">
            <text:p>0.10986328125</text:p>
          </table:table-cell>
          <table:table-cell office:value-type="float" office:value="-1" calcext:value-type="float">
            <text:p>-1</text:p>
          </table:table-cell>
          <table:table-cell office:value-type="float" office:value="0.26611328125" calcext:value-type="float">
            <text:p>0.26611328125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0068359375" calcext:value-type="float">
            <text:p>0.0068359375</text:p>
          </table:table-cell>
          <table:table-cell office:value-type="float" office:value="0.00048828125" calcext:value-type="float">
            <text:p>0.00048828125</text:p>
          </table:table-cell>
          <table:table-cell office:value-type="float" office:value="0.0771484375" calcext:value-type="float">
            <text:p>0.0771484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248046875" calcext:value-type="float">
            <text:p>0.04248046875</text:p>
          </table:table-cell>
          <table:table-cell office:value-type="float" office:value="0.00048828125" calcext:value-type="float">
            <text:p>0.00048828125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423828125" calcext:value-type="float">
            <text:p>0.42382812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0.6220703125" calcext:value-type="float">
            <text:p>0.6220703125</text:p>
          </table:table-cell>
          <table:table-cell table:number-columns-repeated="2" office:value-type="float" office:value="0.5693359375" calcext:value-type="float">
            <text:p>0.569335937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26611328125" calcext:value-type="float">
            <text:p>0.2661132812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.90966796875" calcext:value-type="float">
            <text:p>0.90966796875</text:p>
          </table:table-cell>
          <table:table-cell office:value-type="float" office:value="0.67724609375" calcext:value-type="float">
            <text:p>0.67724609375</text:p>
          </table:table-cell>
          <table:table-cell table:number-columns-repeated="2" office:value-type="float" office:value="0.4697265625" calcext:value-type="float">
            <text:p>0.4697265625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0.33935546875" calcext:value-type="float">
            <text:p>0.33935546875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5185546875" calcext:value-type="float">
            <text:p>0.5185546875</text:p>
          </table:table-cell>
        </table:table-row>
        <table:table-row table:style-name="ro1">
          <table:table-cell office:value-type="string" calcext:value-type="string">
            <text:p>W 0.7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1" calcext:value-type="float">
            <text:p>1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0.90966796875" calcext:value-type="float">
            <text:p>0.90966796875</text:p>
          </table:table-cell>
          <table:table-cell office:value-type="float" office:value="-1" calcext:value-type="float">
            <text:p>-1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10986328125" calcext:value-type="float">
            <text:p>0.1098632812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09228515625" calcext:value-type="float">
            <text:p>0.09228515625</text:p>
          </table:table-cell>
          <table:table-cell office:value-type="float" office:value="0.5693359375" calcext:value-type="float">
            <text:p>0.5693359375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0.33935546875" calcext:value-type="float">
            <text:p>0.33935546875</text:p>
          </table:table-cell>
          <table:table-cell office:value-type="float" office:value="0.30126953125" calcext:value-type="float">
            <text:p>0.3012695312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38037109375" calcext:value-type="float">
            <text:p>0.38037109375</text:p>
          </table:table-cell>
          <table:table-cell table:number-columns-repeated="2" office:value-type="float" office:value="0.791015625" calcext:value-type="float">
            <text:p>0.791015625</text:p>
          </table:table-cell>
          <table:table-cell office:value-type="float" office:value="0.85009765625" calcext:value-type="float">
            <text:p>0.85009765625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5693359375" calcext:value-type="float">
            <text:p>0.569335937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90966796875" calcext:value-type="float">
            <text:p>0.9096679687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-1" calcext:value-type="float">
            <text:p>-1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09228515625" calcext:value-type="float">
            <text:p>0.0922851562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05224609375" calcext:value-type="float">
            <text:p>0.05224609375</text:p>
          </table:table-cell>
          <table:table-cell office:value-type="float" office:value="1" calcext:value-type="float">
            <text:p>1</text:p>
          </table:table-cell>
          <table:table-cell office:value-type="float" office:value="0.423828125" calcext:value-type="float">
            <text:p>0.423828125</text:p>
          </table:table-cell>
        </table:table-row>
        <table:table-row table:style-name="ro1">
          <table:table-cell office:value-type="string" calcext:value-type="string">
            <text:p>Y 0.7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10986328125" calcext:value-type="float">
            <text:p>0.10986328125</text:p>
          </table:table-cell>
          <table:table-cell office:value-type="float" office:value="0.0771484375" calcext:value-type="float">
            <text:p>0.077148437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33935546875" calcext:value-type="float">
            <text:p>0.33935546875</text:p>
          </table:table-cell>
          <table:table-cell table:style-name="ce2" office:value-type="float" office:value="0.0068359375" calcext:value-type="float">
            <text:p>0.006835937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10986328125" calcext:value-type="float">
            <text:p>0.1098632812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-1" calcext:value-type="float">
            <text:p>-1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05224609375" calcext:value-type="float">
            <text:p>0.05224609375</text:p>
          </table:table-cell>
          <table:table-cell office:value-type="float" office:value="0.0068359375" calcext:value-type="float">
            <text:p>0.006835937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02685546875" calcext:value-type="float">
            <text:p>0.02685546875</text:p>
          </table:table-cell>
          <table:table-cell office:value-type="float" office:value="0.10986328125" calcext:value-type="float">
            <text:p>0.10986328125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0.90966796875" calcext:value-type="float">
            <text:p>0.90966796875</text:p>
          </table:table-cell>
          <table:table-cell office:value-type="float" office:value="0.06396484375" calcext:value-type="float">
            <text:p>0.06396484375</text:p>
          </table:table-cell>
          <table:table-cell table:style-name="ce2" office:value-type="float" office:value="0.04248046875" calcext:value-type="float">
            <text:p>0.0424804687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30126953125" calcext:value-type="float">
            <text:p>0.30126953125</text:p>
          </table:table-cell>
          <table:table-cell table:style-name="ce2" office:value-type="float" office:value="0.00048828125" calcext:value-type="float">
            <text:p>0.00048828125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-1" calcext:value-type="float">
            <text:p>-1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0.0068359375" calcext:value-type="float">
            <text:p>0.0068359375</text:p>
          </table:table-cell>
          <table:table-cell office:value-type="float" office:value="0.00244140625" calcext:value-type="float">
            <text:p>0.0024414062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05224609375" calcext:value-type="float">
            <text:p>0.05224609375</text:p>
          </table:table-cell>
          <table:table-cell office:value-type="float" office:value="0.20361328125" calcext:value-type="float">
            <text:p>0.20361328125</text:p>
          </table:table-cell>
        </table:table-row>
        <table:table-row table:style-name="ro1">
          <table:table-cell office:value-type="string" calcext:value-type="string">
            <text:p>AB 0.7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90966796875" calcext:value-type="float">
            <text:p>0.9096679687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85009765625" calcext:value-type="float">
            <text:p>0.85009765625</text:p>
          </table:table-cell>
          <table:table-cell table:style-name="ce2" office:value-type="float" office:value="0.0771484375" calcext:value-type="float">
            <text:p>0.0771484375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-1" calcext:value-type="float">
            <text:p>-1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06396484375" calcext:value-type="float">
            <text:p>0.06396484375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05224609375" calcext:value-type="float">
            <text:p>0.0522460937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26611328125" calcext:value-type="float">
            <text:p>0.26611328125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0.12939453125" calcext:value-type="float">
            <text:p>0.12939453125</text:p>
          </table:table-cell>
          <table:table-cell table:number-columns-repeated="2" office:value-type="float" office:value="0.5185546875" calcext:value-type="float">
            <text:p>0.518554687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06396484375" calcext:value-type="float">
            <text:p>0.06396484375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1" calcext:value-type="float">
            <text:p>1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05224609375" calcext:value-type="float">
            <text:p>0.05224609375</text:p>
          </table:table-cell>
          <table:table-cell table:style-name="ce2" office:value-type="float" office:value="0.0068359375" calcext:value-type="float">
            <text:p>0.006835937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-1" calcext:value-type="float">
            <text:p>-1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0.02099609375" calcext:value-type="float">
            <text:p>0.0209960937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85009765625" calcext:value-type="float">
            <text:p>0.85009765625</text:p>
          </table:table-cell>
        </table:table-row>
        <table:table-row table:style-name="ro1">
          <table:table-cell office:value-type="string" calcext:value-type="string">
            <text:p>AD 0.7</text:p>
          </table:table-cell>
          <table:table-cell table:style-name="ce2" office:value-type="float" office:value="0.00927734375" calcext:value-type="float">
            <text:p>0.00927734375</text:p>
          </table:table-cell>
          <table:table-cell office:value-type="float" office:value="0.17626953125" calcext:value-type="float">
            <text:p>0.17626953125</text:p>
          </table:table-cell>
          <table:table-cell table:number-columns-repeated="2" office:value-type="float" office:value="0.12939453125" calcext:value-type="float">
            <text:p>0.12939453125</text:p>
          </table:table-cell>
          <table:table-cell office:value-type="float" office:value="0.02099609375" calcext:value-type="float">
            <text:p>0.02099609375</text:p>
          </table:table-cell>
          <table:table-cell table:style-name="ce2" office:value-type="float" office:value="0.04248046875" calcext:value-type="float">
            <text:p>0.04248046875</text:p>
          </table:table-cell>
          <table:table-cell office:value-type="float" office:value="1" calcext:value-type="float">
            <text:p>1</text:p>
          </table:table-cell>
          <table:table-cell office:value-type="float" office:value="0.1513671875" calcext:value-type="float">
            <text:p>0.1513671875</text:p>
          </table:table-cell>
          <table:table-cell table:number-columns-repeated="2" office:value-type="float" office:value="0.09228515625" calcext:value-type="float">
            <text:p>0.09228515625</text:p>
          </table:table-cell>
          <table:table-cell table:style-name="ce2" office:value-type="float" office:value="0.0068359375" calcext:value-type="float">
            <text:p>0.0068359375</text:p>
          </table:table-cell>
          <table:table-cell table:style-name="ce2" office:value-type="float" office:value="0.00244140625" calcext:value-type="float">
            <text:p>0.00244140625</text:p>
          </table:table-cell>
          <table:table-cell office:value-type="float" office:value="0.06396484375" calcext:value-type="float">
            <text:p>0.0639648437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-1" calcext:value-type="float">
            <text:p>-1</text:p>
          </table:table-cell>
          <table:table-cell office:value-type="float" office:value="0.04248046875" calcext:value-type="float">
            <text:p>0.04248046875</text:p>
          </table:table-cell>
          <table:table-cell office:value-type="float" office:value="0.02099609375" calcext:value-type="float">
            <text:p>0.02099609375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0.6220703125" calcext:value-type="float">
            <text:p>0.6220703125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0.90966796875" calcext:value-type="float">
            <text:p>0.90966796875</text:p>
          </table:table-cell>
          <table:table-cell table:number-columns-repeated="2" office:value-type="float" office:value="0.1513671875" calcext:value-type="float">
            <text:p>0.151367187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6220703125" calcext:value-type="float">
            <text:p>0.6220703125</text:p>
          </table:table-cell>
          <table:table-cell table:style-name="ce2" office:value-type="float" office:value="0.04248046875" calcext:value-type="float">
            <text:p>0.04248046875</text:p>
          </table:table-cell>
          <table:table-cell office:value-type="float" office:value="0.33935546875" calcext:value-type="float">
            <text:p>0.33935546875</text:p>
          </table:table-cell>
          <table:table-cell office:value-type="float" office:value="0.5693359375" calcext:value-type="float">
            <text:p>0.569335937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17626953125" calcext:value-type="float">
            <text:p>0.17626953125</text:p>
          </table:table-cell>
          <table:table-cell table:style-name="ce2" office:value-type="float" office:value="0.04248046875" calcext:value-type="float">
            <text:p>0.04248046875</text:p>
          </table:table-cell>
          <table:table-cell office:value-type="float" office:value="-1" calcext:value-type="float">
            <text:p>-1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26611328125" calcext:value-type="float">
            <text:p>0.26611328125</text:p>
          </table:table-cell>
          <table:table-cell office:value-type="float" office:value="0.1513671875" calcext:value-type="float">
            <text:p>0.1513671875</text:p>
          </table:table-cell>
        </table:table-row>
        <table:table-row table:style-name="ro1">
          <table:table-cell office:value-type="string" calcext:value-type="string">
            <text:p>AG 0.7</text:p>
          </table:table-cell>
          <table:table-cell office:value-type="float" office:value="0.26611328125" calcext:value-type="float">
            <text:p>0.26611328125</text:p>
          </table:table-cell>
          <table:table-cell office:value-type="float" office:value="0.05224609375" calcext:value-type="float">
            <text:p>0.05224609375</text:p>
          </table:table-cell>
          <table:table-cell table:style-name="ce2" office:value-type="float" office:value="0.04248046875" calcext:value-type="float">
            <text:p>0.04248046875</text:p>
          </table:table-cell>
          <table:table-cell office:value-type="float" office:value="0.09228515625" calcext:value-type="float">
            <text:p>0.09228515625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0.17626953125" calcext:value-type="float">
            <text:p>0.17626953125</text:p>
          </table:table-cell>
          <table:table-cell table:style-name="ce2" office:value-type="float" office:value="0.00048828125" calcext:value-type="float">
            <text:p>0.00048828125</text:p>
          </table:table-cell>
          <table:table-cell table:number-columns-repeated="2" office:value-type="float" office:value="0.12939453125" calcext:value-type="float">
            <text:p>0.12939453125</text:p>
          </table:table-cell>
          <table:table-cell office:value-type="float" office:value="0.05224609375" calcext:value-type="float">
            <text:p>0.0522460937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05224609375" calcext:value-type="float">
            <text:p>0.05224609375</text:p>
          </table:table-cell>
          <table:table-cell table:number-columns-repeated="2" table:style-name="ce2" office:value-type="float" office:value="0.02099609375" calcext:value-type="float">
            <text:p>0.0209960937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-1" calcext:value-type="float">
            <text:p>-1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0.06396484375" calcext:value-type="float">
            <text:p>0.06396484375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5693359375" calcext:value-type="float">
            <text:p>0.5693359375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33935546875" calcext:value-type="float">
            <text:p>0.339355468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2685546875" calcext:value-type="float">
            <text:p>0.02685546875</text:p>
          </table:table-cell>
          <table:table-cell office:value-type="float" office:value="0.05224609375" calcext:value-type="float">
            <text:p>0.0522460937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0.26611328125" calcext:value-type="float">
            <text:p>0.26611328125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-1" calcext:value-type="float">
            <text:p>-1</text:p>
          </table:table-cell>
          <table:table-cell office:value-type="float" office:value="0.33935546875" calcext:value-type="float">
            <text:p>0.33935546875</text:p>
          </table:table-cell>
        </table:table-row>
        <table:table-row table:style-name="ro1">
          <table:table-cell office:value-type="string" calcext:value-type="string">
            <text:p>AJ 0.7</text:p>
          </table:table-cell>
          <table:table-cell office:value-type="float" office:value="0.10986328125" calcext:value-type="float">
            <text:p>0.1098632812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33935546875" calcext:value-type="float">
            <text:p>0.3393554687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09228515625" calcext:value-type="float">
            <text:p>0.09228515625</text:p>
          </table:table-cell>
          <table:table-cell office:value-type="float" office:value="0.26611328125" calcext:value-type="float">
            <text:p>0.2661132812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10986328125" calcext:value-type="float">
            <text:p>0.1098632812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26611328125" calcext:value-type="float">
            <text:p>0.26611328125</text:p>
          </table:table-cell>
          <table:table-cell office:value-type="float" office:value="0.85009765625" calcext:value-type="float">
            <text:p>0.8500976562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0.06396484375" calcext:value-type="float">
            <text:p>0.06396484375</text:p>
          </table:table-cell>
          <table:table-cell office:value-type="float" office:value="0.33935546875" calcext:value-type="float">
            <text:p>0.33935546875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 style:data-style-name="N2" text:time-value="09:02:59.4253121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11T17:14:41.570060949</dc:date>
    <meta:editing-duration>PT4M3S</meta:editing-duration>
    <meta:editing-cycles>2</meta:editing-cycles>
    <meta:generator>LibreOffice/6.0.7.3$Linux_X86_64 LibreOffice_project/00m0$Build-3</meta:generator>
    <meta:document-statistic meta:table-count="1" meta:cell-count="400" meta:object-count="0"/>
  </office:meta>
</office:document-meta>
</file>